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.00.00</text:date>, <text:time style:data-style-name="N2" text:time-value="22:19:34.3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3T22:20:24.032000000</dc:date>
    <meta:print-date>2006-09-05T16:08:04</meta:print-date>
    <meta:editing-duration>PT21M25S</meta:editing-duration>
    <meta:editing-cycles>17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Mono'" style:font-style-name="Regular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style:font-style-name="Regular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Mono'" style:font-style-name="Regular" style:font-family-generic="modern" style:font-pitch="fixed" fo:font-size="12pt" style:font-size-asian="9pt" style:font-size-complex="9pt"/>
    </style:style>
    <style:style style:name="ch7" style:family="chart" style:data-style-name="N16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Mono'" style:font-style-name="Regular" style:font-family-generic="modern" style:font-pitch="fixed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07cm" svg:y="0.315cm" chart:style-name="ch2">
          <text:p>Annaul Revenue</text:p>
        </chart:title>
        <chart:legend chart:legend-position="end" svg:x="14.225cm" svg:y="3.356cm" style:legend-expansion="high" chart:style-name="ch3"/>
        <chart:plot-area chart:style-name="ch4" table:cell-range-address="Mo_példa_06_a.D10:Mo_példa_06_a.H14" chart:data-source-has-labels="both" svg:x="1.514cm" svg:y="1.2cm" svg:width="12.352cm" svg:height="6.511cm">
          <chartooo:coordinate-region svg:x="4.94cm" svg:y="1.427cm" svg:width="7.336cm" svg:height="5.584cm"/>
          <chart:axis chart:dimension="x" chart:name="primary-x" chart:style-name="ch5" chartooo:axis-type="auto">
            <chartooo:date-scale/>
            <chart:title svg:x="6.688cm" svg:y="7.891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986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